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3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sson 3 – Decision Trees</text:p>
      <text:p text:style-name="Standard"/>
      <text:p text:style-name="Standard">Basic Information</text:p>
      <text:list xml:id="list25598286" text:style-name="L1">
        <text:list-item>
          <text:p text:style-name="P1">Third and final supervised learning algorithm</text:p>
        </text:list-item>
        <text:list-item>
          <text:p text:style-name="P1">Decision Trees also use kernel method, much like SVMs</text:p>
        </text:list-item>
        <text:list-item>
          <text:p text:style-name="P1">Also maps data to a non linear space</text:p>
        </text:list-item>
        <text:list-item>
          <text:p text:style-name="P1">Nonlinear decisions (have to use quadratic equation to draw line) in linear space</text:p>
        </text:list-item>
        <text:list-item>
          <text:p text:style-name="P1">Decision tree, question that takes us one of two directions. <text:s/>Can ask many questions. <text:s/>Binary trees for learning</text:p>
        </text:list-item>
        <text:list-item>
          <text:p text:style-name="P1">Ask series of questions that divide up the graph into the answer space.</text:p>
        </text:list-item>
        <text:list-item>
          <text:p text:style-name="P1">The decision tree algorithm finds the decision tree boundaries</text:p>
        </text:list-item>
      </text:list>
      <text:p text:style-name="Standard"/>
      <text:p text:style-name="Standard">Using scikit learn for heavy lifting to use decision trees.</text:p>
      <text:list xml:id="list25760557" text:style-name="L2">
        <text:list-item>
          <text:p text:style-name="P2">How will this approach compare with naïve bayes and SVMs for finding boundaries in data set?</text:p>
        </text:list-item>
        <text:list-item>
          <text:p text:style-name="P2">Decision trees can be used for both classification and regression problems</text:p>
        </text:list-item>
      </text:list>
      <text:p text:style-name="Standard"/>
      <text:p text:style-name="Standard">Advantages/Disadvantages to decision trees</text:p>
      <text:list xml:id="list26270688" text:style-name="L3">
        <text:list-item>
          <text:p text:style-name="P4">Advantages</text:p>
        </text:list-item>
        <text:list-item>
          <text:p text:style-name="P3">Complexity of method is logarithmic</text:p>
        </text:list-item>
        <text:list-item>
          <text:p text:style-name="P3">Little preparation needed for data, no data normalization, dummy variables, etc.</text:p>
        </text:list-item>
        <text:list-item>
          <text:p text:style-name="P3">Can handle both numerical and categorical data in one data set (usually it's either/or)</text:p>
        </text:list-item>
        <text:list-item>
          <text:p text:style-name="P3">Can validate model using statistical tests (can't do this as well with a NN)</text:p>
        </text:list-item>
        <text:list-item>
          <text:p text:style-name="P4">Disadvantages</text:p>
        </text:list-item>
        <text:list-item>
          <text:p text:style-name="P4"><text:span text:style-name="T1">Trees can be overly complex/overtrained</text:span></text:p>
        </text:list-item>
        <text:list-item>
          <text:p text:style-name="P4"><text:span text:style-name="T1">Can be unstable because small changes in the training data set can create completely different trees.</text:span></text:p>
        </text:list-item>
        <text:list-item>
          <text:p text:style-name="P4"><text:span text:style-name="T1">Biased trees can be created if data set is unbalanced. <text:s/>Must have balanced training set prior to training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01-26T05:40:18.75</meta:creation-date>
    <dc:date>2015-01-26T06:17:58.37</dc:date>
    <meta:editing-duration>PT00H37M43S</meta:editing-duration>
    <meta:editing-cycles>2</meta:editing-cycles>
    <meta:generator>OpenOffice.org/3.1$Win32 OpenOffice.org_project/310m19$Build-9420</meta:generator>
    <meta:document-statistic meta:table-count="0" meta:image-count="0" meta:object-count="0" meta:page-count="1" meta:paragraph-count="22" meta:word-count="227" meta:character-count="1334"/>
  </office:meta>
</office:document-meta>
</file>